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25in" table:align="left" style:shadow="none"/>
    </style:style>
    <style:style style:name="Table2.A" style:family="table-column">
      <style:table-column-properties style:column-width="1.8021in"/>
    </style:style>
    <style:style style:name="Table2.B" style:family="table-column">
      <style:table-column-properties style:column-width="0.7188in"/>
    </style:style>
    <style:style style:name="Table2.C" style:family="table-column">
      <style:table-column-properties style:column-width="1.2083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8229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ristopher Coale</text:p>
      <text:p text:style-name="Standard">Summer 2010</text:p>
      <text:p text:style-name="Standard">Final Presentation</text:p>
      <text:p text:style-name="P3"/>
      <text:p text:style-name="P4">Does the Death Penalty Deter Crime?</text:p>
      <text:p text:style-name="P1"><text:span text:style-name="T1"><text:s/></text:span><text:span text:style-name="T2">(88% of expert criminologists say no)</text:span></text:p>
      <text:p text:style-name="P5"/>
      <text:list xml:id="list28500066" text:style-name="L1">
        <text:list-item>
          <text:p text:style-name="P8">According to the FBI, the South, who has the highest number of death penalty executions, <text:s/>has the highest murder rate in the country.</text:p>
        </text:list-item>
        <text:list-item>
          <text:p text:style-name="P8">The Northeast, who has the lowest number of death penalty executions, has the lowest murder rate in the country.</text:p>
        </text:list-item>
        <text:list-item>
          <text:p text:style-name="P8">In a national poll by DPIC, police chiefs ranked the death penalty last as a measure to reduce crime.</text:p>
        </text:list-item>
        <text:list-item>
          <text:p text:style-name="P8">In a 2009 study, experts from many different criminology societies were asked "Do executions lower the homicide rate?" 88% of the experts asked said no.</text:p>
        </text:list-item>
      </text:list>
      <text:p text:style-name="P2"><draw:frame draw:style-name="fr1" draw:name="Object1" text:anchor-type="paragraph" svg:x="1.6701in" svg:y="0.1291in" svg:width="2.8484in" svg:height="1.057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The Cost of the Death Penalty</text:p>
      <text:list xml:id="list28499528" text:style-name="L2">
        <text:list-item>
          <text:p text:style-name="P10"><text:span text:style-name="T2">California pays more than $250 million of tax payer money </text:span><text:span text:style-name="T3">per execution </text:span><text:span text:style-name="T4">of a death-row inmate.</text:span></text:p>
        </text:list-item>
        <text:list-item>
          <text:p text:style-name="P9">California tax-payers pay over $137 million per year to keep the current death penalty system running.</text:p>
        </text:list-item>
      </text:list>
      <text:p text:style-name="P6"><draw:frame draw:style-name="fr2" draw:name="Object2" text:anchor-type="paragraph" svg:x="2.2161in" svg:y="0.0492in" svg:width="2.6154in" svg:height="1.25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Innocence on Death Row</text:p>
      <text:list xml:id="list28500490" text:style-name="L3">
        <text:list-item>
          <text:p text:style-name="P11">Every year, an average of 3 death row inmates are proven innocent.</text:p>
        </text:list-item>
        <text:list-item>
          <text:p text:style-name="P11">In 2009 alone, a total of 9 death row inmates were released because they were proven innocent prior to their execution.</text:p>
          <text:p text:style-name="P11"/>
        </text:list-item>
      </text:list>
      <text:p text:style-name="P6">States without the Death Penalty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Alaska</text:p>
          </table:table-cell>
          <table:table-cell table:style-name="Table1.A1" office:value-type="string">
            <text:p text:style-name="P7">Hawaii</text:p>
          </table:table-cell>
          <table:table-cell table:style-name="Table1.A1" office:value-type="string">
            <text:p text:style-name="P7">Iowa</text:p>
          </table:table-cell>
          <table:table-cell table:style-name="Table1.A1" office:value-type="string">
            <text:p text:style-name="P7">Massachusetts</text:p>
          </table:table-cell>
          <table:table-cell table:style-name="Table1.A1" office:value-type="string">
            <text:p text:style-name="P7">Michigan</text:p>
          </table:table-cell>
          <table:table-cell table:style-name="Table1.A1" office:value-type="string">
            <text:p text:style-name="P7">Minnesota</text:p>
          </table:table-cell>
        </table:table-row>
        <table:table-row>
          <table:table-cell table:style-name="Table1.A1" office:value-type="string">
            <text:p text:style-name="P7">New Jersy</text:p>
          </table:table-cell>
          <table:table-cell table:style-name="Table1.A1" office:value-type="string">
            <text:p text:style-name="P7">New Mexico</text:p>
          </table:table-cell>
          <table:table-cell table:style-name="Table1.A1" office:value-type="string">
            <text:p text:style-name="P7">New York</text:p>
          </table:table-cell>
          <table:table-cell table:style-name="Table1.A1" office:value-type="string">
            <text:p text:style-name="P7">North Dakota</text:p>
          </table:table-cell>
          <table:table-cell table:style-name="Table1.A1" office:value-type="string">
            <text:p text:style-name="P7">Rhode Island</text:p>
          </table:table-cell>
          <table:table-cell table:style-name="Table1.A1" office:value-type="string">
            <text:p text:style-name="P7">Vermont</text:p>
          </table:table-cell>
        </table:table-row>
        <table:table-row>
          <table:table-cell table:style-name="Table1.A1" office:value-type="string">
            <text:p text:style-name="P7">West Virginia</text:p>
          </table:table-cell>
          <table:table-cell table:style-name="Table1.A1" office:value-type="string">
            <text:p text:style-name="P7">Wisconsi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6"/>
      <text:p text:style-name="P6">Crimes Punishable by Death in Californi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First degree murder with special circumstances</text:p>
          </table:table-cell>
          <table:table-cell table:style-name="Table2.A1" office:value-type="string">
            <text:p text:style-name="P14">Sabotage</text:p>
          </table:table-cell>
          <table:table-cell table:style-name="Table2.A1" office:value-type="string">
            <text:p text:style-name="P14">Train wrecking causing death</text:p>
          </table:table-cell>
          <table:table-cell table:style-name="Table2.A1" office:value-type="string">
            <text:p text:style-name="P14">Treason</text:p>
          </table:table-cell>
          <table:table-cell table:style-name="Table2.A1" office:value-type="string">
            <text:p text:style-name="P14">Perjury causing execution of an innocent person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14M27S</meta:editing-duration>
    <meta:editing-cycles>79</meta:editing-cycles>
    <meta:generator>OpenOffice.org/3.2$Win32 OpenOffice.org_project/320m12$Build-9483</meta:generator>
    <dc:date>2010-07-12T09:16:33.44</dc:date>
    <meta:document-statistic meta:table-count="2" meta:image-count="0" meta:object-count="2" meta:page-count="1" meta:paragraph-count="36" meta:word-count="237" meta:character-count="13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ff420e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235cm" svg:height="2.684cm" xlink:href="." chart:class="chart:circle" chart:style-name="ch1">
        <chart:legend chart:legend-position="end" svg:x="5.065cm" svg:y="0.422cm" chart:style-name="ch2"/>
        <chart:plot-area chart:style-name="ch3" chart:data-source-has-labels="both" svg:x="0.119cm" svg:y="0.12cm" svg:width="5.158cm" svg:height="2.521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 (88%)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Yes (5%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 Opinion (7%)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642cm" svg:height="3.194cm" xlink:href="." chart:class="chart:circle" chart:style-name="ch1">
        <chart:legend chart:legend-position="end" svg:x="2.783cm" svg:y="0.734cm" chart:style-name="ch2"/>
        <chart:plot-area chart:style-name="ch3" chart:data-source-has-labels="both" svg:x="0.132cm" svg:y="0.063cm" svg:width="2.52cm" svg:height="3.005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Death Penalty Expenses (91%)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Life-in-prison Expenses (9%)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